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ec598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3489a" officeooo:paragraph-rsid="0013489a" style:font-weight-asian="bold" style:font-weight-complex="bold"/>
    </style:style>
    <style:style style:name="P4" style:family="paragraph" style:parent-style-name="Standard">
      <style:text-properties officeooo:rsid="0014fe55" officeooo:paragraph-rsid="0014fe55"/>
    </style:style>
    <style:style style:name="P5" style:family="paragraph" style:parent-style-name="Table_20_Contents">
      <style:text-properties officeooo:rsid="0013489a" officeooo:paragraph-rsid="0013489a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officeooo:rsid="0013489a"/>
    </style:style>
    <style:style style:name="T2" style:family="text">
      <style:text-properties officeooo:rsid="0014fe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ission n° – <text:span text:style-name="T2">Date</text:span></text:p>
      <text:p text:style-name="P4">Last name, First name</text:p>
      <text:p text:style-name="Standard"/>
      <text:p text:style-name="Standard"/>
      <table:table table:name="Table1" table:style-name="Table1">
        <table:table-column table:style-name="Table1.A" table:number-columns-repeated="3"/>
        <table:table-row table:style-name="TableLine94497847289264">
          <table:table-cell table:style-name="Table1.A1" office:value-type="string">
            <text:p text:style-name="P3">Frais de transport (transport fees):</text:p>
          </table:table-cell>
          <table:table-cell table:style-name="Table1.A1" office:value-type="string">
            <text:p text:style-name="P5">Justification</text:p>
          </table:table-cell>
          <table:table-cell table:style-name="Table1.C1" office:value-type="string">
            <text:p text:style-name="P5">Amount (€)</text:p>
          </table:table-cell>
        </table:table-row>
        <table:table-row table:style-name="TableLine94497844907776">
          <table:table-cell table:style-name="Table1.A2" office:value-type="string">
            <text:p text:style-name="Table_20_Contents">Trai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497845253120">
          <table:table-cell table:style-name="Table1.A2" office:value-type="string">
            <text:p text:style-name="Table_20_Contents">Bu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497845253120">
          <table:table-cell table:style-name="Table1.A2" office:value-type="string">
            <text:p text:style-name="P5">Tax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497845253120">
          <table:table-cell table:style-name="Table1.A2" office:value-type="string">
            <text:p text:style-name="P5">Avion (plane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497845253712">
          <table:table-cell table:style-name="Table1.A2" office:value-type="string">
            <text:p text:style-name="P2">Total transports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Line94497847482128">
          <table:table-cell table:style-name="Table1.A2" office:value-type="string">
            <text:p text:style-name="P2">Hébergement <text:span text:style-name="T1">(accommodation)</text:span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497847482992">
          <table:table-cell table:style-name="Table1.A2" office:value-type="string">
            <text:p text:style-name="Table_20_Contents">Hôtel <text:span text:style-name="T1">(hotel)</text:span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/>
          </table:table-cell>
        </table:table-row>
        <table:table-row table:style-name="TableLine94497847483856">
          <table:table-cell table:style-name="Table1.A2" office:value-type="string">
            <text:p text:style-name="P5">Repas (meals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497847484720">
          <table:table-cell table:style-name="Table1.A2" office:value-type="string">
            <text:p text:style-name="P5">Déjeuner (lunch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497847485584">
          <table:table-cell table:style-name="Table1.A2" office:value-type="string">
            <text:p text:style-name="P5">Dîner (dinner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497847489056">
          <table:table-cell table:style-name="Table1.A2" office:value-type="string">
            <text:p text:style-name="P2">Total repas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Line94497847490016">
          <table:table-cell table:style-name="Table1.A2" office:value-type="string">
            <text:p text:style-name="Table_20_Contents">Forfait repas</text:p>
          </table:table-cell>
          <table:table-cell table:style-name="Table1.A2" office:value-type="string">
            <text:p text:style-name="Table_20_Contents">(<text:span text:style-name="T1">X</text:span>*17.5)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497847490976">
          <table:table-cell table:style-name="Table1.A2" office:value-type="string">
            <text:p text:style-name="P2">Total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6:41:47.933285376</meta:creation-date>
    <meta:print-date>2021-10-18T17:04:31.366579020</meta:print-date>
    <dc:date>2022-03-11T14:24:44.298968822</dc:date>
    <meta:editing-duration>PT8M33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1" meta:paragraph-count="19" meta:word-count="38" meta:character-count="258" meta:non-whitespace-character-count="238"/>
  </office:meta>
</office:document-meta>
</file>